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5.9531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6.8527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ABINGDON LTD</text:p>
          </table:table-cell>
          <table:table-cell office:value-type="float" office:value="153901.14000000001" table:style-name="ce5">
            <text:p>153901.14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ABINGDON LTD</text:p>
          </table:table-cell>
          <table:table-cell office:value-type="float" office:value="149521.38" table:style-name="ce5">
            <text:p>149521.38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ACCURACY INTERNATIONAL LTD</text:p>
          </table:table-cell>
          <table:table-cell office:value-type="float" office:value="2429.25" table:style-name="ce5">
            <text:p>2429.25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ACOTA LIMITED</text:p>
          </table:table-cell>
          <table:table-cell office:value-type="float" office:value="763.34" table:style-name="ce5">
            <text:p>763.34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ADT FIRE AND SECURITY PLC</text:p>
          </table:table-cell>
          <table:table-cell office:value-type="float" office:value="8207.32" table:style-name="ce5">
            <text:p>8207.32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AI TRAINING SERVICES LTD</text:p>
          </table:table-cell>
          <table:table-cell office:value-type="float" office:value="1400" table:style-name="ce5">
            <text:p>1400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AMBERHAWK TRAINING LIMITED</text:p>
          </table:table-cell>
          <table:table-cell office:value-type="float" office:value="2330" table:style-name="ce5">
            <text:p>2330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ANCHOR VANS</text:p>
          </table:table-cell>
          <table:table-cell office:value-type="float" office:value="556.15" table:style-name="ce5">
            <text:p>556.1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ANDREWS SYKES HIRE LTD</text:p>
          </table:table-cell>
          <table:table-cell office:value-type="float" office:value="11606.86" table:style-name="ce5">
            <text:p>11606.86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ANDREWS SYKES HIRE LTD</text:p>
          </table:table-cell>
          <table:table-cell office:value-type="float" office:value="1948.21" table:style-name="ce5">
            <text:p>1948.21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ANDREWS SYKES HIRE LTD</text:p>
          </table:table-cell>
          <table:table-cell office:value-type="float" office:value="1746.18" table:style-name="ce5">
            <text:p>1746.1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ANGLIAN WATER</text:p>
          </table:table-cell>
          <table:table-cell office:value-type="float" office:value="2699.33" table:style-name="ce5">
            <text:p>2699.33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APD COMMUNICATIONS LTD</text:p>
          </table:table-cell>
          <table:table-cell office:value-type="float" office:value="238813.73" table:style-name="ce5">
            <text:p>238813.73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ATS EUROMASTER LTD</text:p>
          </table:table-cell>
          <table:table-cell office:value-type="float" office:value="4427.01" table:style-name="ce5">
            <text:p>4427.01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ATS EUROMASTER LTD</text:p>
          </table:table-cell>
          <table:table-cell office:value-type="float" office:value="5448.17" table:style-name="ce5">
            <text:p>5448.17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AVI LTD</text:p>
          </table:table-cell>
          <table:table-cell office:value-type="float" office:value="2190" table:style-name="ce5">
            <text:p>219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AXESS INTERNATIONAL LTD</text:p>
          </table:table-cell>
          <table:table-cell office:value-type="float" office:value="35035" table:style-name="ce5">
            <text:p>3503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AYLMER MOTOR WORKS LTD</text:p>
          </table:table-cell>
          <table:table-cell office:value-type="float" office:value="505.62" table:style-name="ce5">
            <text:p>505.62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B A TEXTILES LTD</text:p>
          </table:table-cell>
          <table:table-cell office:value-type="float" office:value="2800" table:style-name="ce5">
            <text:p>2800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BARKER AND EVANS</text:p>
          </table:table-cell>
          <table:table-cell office:value-type="float" office:value="1956" table:style-name="ce5">
            <text:p>1956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BARKER AND EVANS</text:p>
          </table:table-cell>
          <table:table-cell office:value-type="float" office:value="2258" table:style-name="ce5">
            <text:p>2258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BARKER AND EVANS</text:p>
          </table:table-cell>
          <table:table-cell office:value-type="float" office:value="1723.5" table:style-name="ce5">
            <text:p>1723.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BERKSHIRE PARTS AND PANELS LTD</text:p>
          </table:table-cell>
          <table:table-cell office:value-type="float" office:value="645.64" table:style-name="ce5">
            <text:p>645.64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BITEA LTD</text:p>
          </table:table-cell>
          <table:table-cell office:value-type="float" office:value="600" table:style-name="ce5">
            <text:p>60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BLUELITE GRAPHICS LTD</text:p>
          </table:table-cell>
          <table:table-cell office:value-type="float" office:value="7630.4" table:style-name="ce5">
            <text:p>7630.4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BLUELITE GRAPHICS LTD</text:p>
          </table:table-cell>
          <table:table-cell office:value-type="float" office:value="7153.5" table:style-name="ce5">
            <text:p>7153.5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BMW (GB) LTD</text:p>
          </table:table-cell>
          <table:table-cell office:value-type="float" office:value="567.13" table:style-name="ce5">
            <text:p>567.13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BMW (GB) LTD</text:p>
          </table:table-cell>
          <table:table-cell office:value-type="float" office:value="12488.25" table:style-name="ce5">
            <text:p>12488.2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BMW (UK) LTD</text:p>
          </table:table-cell>
          <table:table-cell office:value-type="float" office:value="1566.15" table:style-name="ce5">
            <text:p>1566.15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BMW (UK) LTD</text:p>
          </table:table-cell>
          <table:table-cell office:value-type="float" office:value="2049.59" table:style-name="ce5">
            <text:p>2049.59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BMW (UK) LTD</text:p>
          </table:table-cell>
          <table:table-cell office:value-type="float" office:value="1082.44" table:style-name="ce5">
            <text:p>1082.44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BRACKNELL FOREST BOROUGH COUNCIL</text:p>
          </table:table-cell>
          <table:table-cell office:value-type="float" office:value="550" table:style-name="ce5">
            <text:p>55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BRITISH GAS TRADING LTD</text:p>
          </table:table-cell>
          <table:table-cell office:value-type="float" office:value="12357.93" table:style-name="ce5">
            <text:p>12357.93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BRITISH TELECOM</text:p>
          </table:table-cell>
          <table:table-cell office:value-type="float" office:value="8285.36" table:style-name="ce5">
            <text:p>8285.36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723.19" table:style-name="ce5">
            <text:p>723.19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651.14" table:style-name="ce5">
            <text:p>651.14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733.7" table:style-name="ce5">
            <text:p>733.7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1065.99" table:style-name="ce5">
            <text:p>1065.99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BT CONFERENCING</text:p>
          </table:table-cell>
          <table:table-cell office:value-type="float" office:value="2251.52" table:style-name="ce5">
            <text:p>2251.52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BUCKS COUNTY COUNCIL</text:p>
          </table:table-cell>
          <table:table-cell office:value-type="float" office:value="5159.84" table:style-name="ce5">
            <text:p>5159.84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BUCKS COUNTY COUNCIL</text:p>
          </table:table-cell>
          <table:table-cell office:value-type="float" office:value="5850" table:style-name="ce5">
            <text:p>5850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BUDDI LTD</text:p>
          </table:table-cell>
          <table:table-cell office:value-type="float" office:value="4275" table:style-name="ce5">
            <text:p>4275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C W HEADDRESS LTD</text:p>
          </table:table-cell>
          <table:table-cell office:value-type="float" office:value="2340" table:style-name="ce5">
            <text:p>2340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CALOR GAS LTD</text:p>
          </table:table-cell>
          <table:table-cell office:value-type="float" office:value="1948.31" table:style-name="ce5">
            <text:p>1948.31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CALOR GAS LTD</text:p>
          </table:table-cell>
          <table:table-cell office:value-type="float" office:value="619.91999999999996" table:style-name="ce5">
            <text:p>619.92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CAMBRIDGESHIRE POLICE AUTHORITY</text:p>
          </table:table-cell>
          <table:table-cell office:value-type="float" office:value="393097.92" table:style-name="ce5">
            <text:p>393097.92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CAMBRIDGESHIRE POLICE AUTHORITY</text:p>
          </table:table-cell>
          <table:table-cell office:value-type="float" office:value="7815.22" table:style-name="ce5">
            <text:p>7815.22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CAPITA SECURE RESOURCE SOLUTIONS LT</text:p>
          </table:table-cell>
          <table:table-cell office:value-type="float" office:value="14627.62" table:style-name="ce5">
            <text:p>14627.62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CAPITA SECURE RESOURCE SOLUTIONS LT</text:p>
          </table:table-cell>
          <table:table-cell office:value-type="float" office:value="3094.54" table:style-name="ce5">
            <text:p>3094.54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CASTROL (UK) LTD</text:p>
          </table:table-cell>
          <table:table-cell office:value-type="float" office:value="1148.1600000000001" table:style-name="ce5">
            <text:p>1148.16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CB RICHARD ELLIS</text:p>
          </table:table-cell>
          <table:table-cell office:value-type="float" office:value="7492.72" table:style-name="ce5">
            <text:p>7492.72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CCL- FORENSICS LIMITED</text:p>
          </table:table-cell>
          <table:table-cell office:value-type="float" office:value="1900" table:style-name="ce5">
            <text:p>1900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CELSUR PLASTICS LTD</text:p>
          </table:table-cell>
          <table:table-cell office:value-type="float" office:value="860" table:style-name="ce5">
            <text:p>86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CHARLES FELLOWS SUPPLIES LTD</text:p>
          </table:table-cell>
          <table:table-cell office:value-type="float" office:value="1150" table:style-name="ce5">
            <text:p>115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CHUBB FIRE LTD</text:p>
          </table:table-cell>
          <table:table-cell office:value-type="float" office:value="514.5" table:style-name="ce5">
            <text:p>514.5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CHUBB LOCKS CUSTODIAL SERVICES LTD</text:p>
          </table:table-cell>
          <table:table-cell office:value-type="float" office:value="576.58000000000004" table:style-name="ce5">
            <text:p>576.5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CIVIL DEFENCE SUPPLY LTD</text:p>
          </table:table-cell>
          <table:table-cell office:value-type="float" office:value="6950" table:style-name="ce5">
            <text:p>6950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CLEARTONE TELECOMS PLC</text:p>
          </table:table-cell>
          <table:table-cell office:value-type="float" office:value="85359" table:style-name="ce5">
            <text:p>85359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COMPUTACENTER (UK) LTD</text:p>
          </table:table-cell>
          <table:table-cell office:value-type="float" office:value="7515.2" table:style-name="ce5">
            <text:p>7515.2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COMPUTACENTER (UK) LTD</text:p>
          </table:table-cell>
          <table:table-cell office:value-type="float" office:value="12069.73" table:style-name="ce5">
            <text:p>12069.73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COOPER READING</text:p>
          </table:table-cell>
          <table:table-cell office:value-type="float" office:value="604.26" table:style-name="ce5">
            <text:p>604.26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COOPER READING</text:p>
          </table:table-cell>
          <table:table-cell office:value-type="float" office:value="1198.3800000000001" table:style-name="ce5">
            <text:p>1198.3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CORONA ENERGY RETAIL 4 A/C</text:p>
          </table:table-cell>
          <table:table-cell office:value-type="float" office:value="30829.74" table:style-name="ce5">
            <text:p>30829.74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2500" table:style-name="ce5">
            <text:p>2500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397.5" table:style-name="ce5">
            <text:p>1397.5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CSI TECH</text:p>
          </table:table-cell>
          <table:table-cell office:value-type="float" office:value="2100" table:style-name="ce5">
            <text:p>2100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D &amp; P LUXURY TOILETS LTD</text:p>
          </table:table-cell>
          <table:table-cell office:value-type="float" office:value="8750" table:style-name="ce5">
            <text:p>8750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3161.67" table:style-name="ce5">
            <text:p>3161.67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15063.89" table:style-name="ce5">
            <text:p>15063.89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994.33" table:style-name="ce5">
            <text:p>2994.33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DEPARTMENT OF TRANSPORT - OXFORD</text:p>
          </table:table-cell>
          <table:table-cell office:value-type="float" office:value="10000" table:style-name="ce5">
            <text:p>1000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DJ COX LTD T/A LANCASTER VOLKSWAGON</text:p>
          </table:table-cell>
          <table:table-cell office:value-type="float" office:value="8151.7" table:style-name="ce5">
            <text:p>8151.7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DMR FRAMING</text:p>
          </table:table-cell>
          <table:table-cell office:value-type="float" office:value="900" table:style-name="ce5">
            <text:p>90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DUPLO INTERNATIONAL LTD</text:p>
          </table:table-cell>
          <table:table-cell office:value-type="float" office:value="966" table:style-name="ce5">
            <text:p>966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EDF ENERGY</text:p>
          </table:table-cell>
          <table:table-cell office:value-type="float" office:value="148267.35999999999" table:style-name="ce5">
            <text:p>148267.36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EDGAR BROTHERS</text:p>
          </table:table-cell>
          <table:table-cell office:value-type="float" office:value="580" table:style-name="ce5">
            <text:p>58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25454.85" table:style-name="ce5">
            <text:p>125454.85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2982.22" table:style-name="ce5">
            <text:p>2982.22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450.87" table:style-name="ce5">
            <text:p>1450.87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259931.78" table:style-name="ce5">
            <text:p>259931.78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EQUIFAX EUROPE UK LTD</text:p>
          </table:table-cell>
          <table:table-cell office:value-type="float" office:value="628.17999999999995" table:style-name="ce5">
            <text:p>628.18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ERNST &amp; YOUNG</text:p>
          </table:table-cell>
          <table:table-cell office:value-type="float" office:value="11414" table:style-name="ce5">
            <text:p>11414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ESSEX POLICE AUTHORITY</text:p>
          </table:table-cell>
          <table:table-cell office:value-type="float" office:value="3246.96" table:style-name="ce5">
            <text:p>3246.96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EXECUTIVE ALARMS LTD</text:p>
          </table:table-cell>
          <table:table-cell office:value-type="float" office:value="722" table:style-name="ce5">
            <text:p>722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EXPERIAN LTD</text:p>
          </table:table-cell>
          <table:table-cell office:value-type="float" office:value="12670.46" table:style-name="ce5">
            <text:p>12670.46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F J LANE &amp; SON LTD</text:p>
          </table:table-cell>
          <table:table-cell office:value-type="float" office:value="5282.09" table:style-name="ce5">
            <text:p>5282.09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FERIDAX 1957 LTD</text:p>
          </table:table-cell>
          <table:table-cell office:value-type="float" office:value="611" table:style-name="ce5">
            <text:p>611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79644.75" table:style-name="ce5">
            <text:p>179644.75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GARRAN LOCKERS LTD</text:p>
          </table:table-cell>
          <table:table-cell office:value-type="float" office:value="580.41" table:style-name="ce5">
            <text:p>580.41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GARRAN LOCKERS LTD</text:p>
          </table:table-cell>
          <table:table-cell office:value-type="float" office:value="2986.96" table:style-name="ce5">
            <text:p>2986.96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GOODYEAR DUNLOP UK</text:p>
          </table:table-cell>
          <table:table-cell office:value-type="float" office:value="13428.46" table:style-name="ce5">
            <text:p>13428.46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GOODYEAR DUNLOP UK</text:p>
          </table:table-cell>
          <table:table-cell office:value-type="float" office:value="21073.17" table:style-name="ce5">
            <text:p>21073.17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GOODYEAR DUNLOP UK</text:p>
          </table:table-cell>
          <table:table-cell office:value-type="float" office:value="30215.8" table:style-name="ce5">
            <text:p>30215.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GOODYEAR DUNLOP UK</text:p>
          </table:table-cell>
          <table:table-cell office:value-type="float" office:value="1040" table:style-name="ce5">
            <text:p>1040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512" table:style-name="ce5">
            <text:p>512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2T00:00:00" table:style-name="ce3">
            <text:p>22/05/2020</text:p>
          </table:table-cell>
          <table:table-cell office:value-type="string" table:style-name="ce4">
            <text:p>GRG PUBLIC RESOURCES LTD</text:p>
          </table:table-cell>
          <table:table-cell office:value-type="float" office:value="1717" table:style-name="ce5">
            <text:p>1717</text:p>
          </table:table-cell>
          <table:table-cell office:value-type="float" office:value="3473" table:style-name="ce5">
            <text:p>347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GROUPTYRE WHOLSALE LTD</text:p>
          </table:table-cell>
          <table:table-cell office:value-type="float" office:value="2477.9499999999998" table:style-name="ce5">
            <text:p>2477.95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GROUPTYRE WHOLSALE LTD</text:p>
          </table:table-cell>
          <table:table-cell office:value-type="float" office:value="7226.55" table:style-name="ce5">
            <text:p>7226.5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GROUPTYRE WHOLSALE LTD</text:p>
          </table:table-cell>
          <table:table-cell office:value-type="float" office:value="1944" table:style-name="ce5">
            <text:p>1944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GROUPTYRE WHOLSALE LTD</text:p>
          </table:table-cell>
          <table:table-cell office:value-type="float" office:value="3163" table:style-name="ce5">
            <text:p>3163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GRUNDON WASTE MANAGEMENT</text:p>
          </table:table-cell>
          <table:table-cell office:value-type="float" office:value="17221.3" table:style-name="ce5">
            <text:p>17221.3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3919.55" table:style-name="ce5">
            <text:p>3919.5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10030.68" table:style-name="ce5">
            <text:p>10030.68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37464.6" table:style-name="ce5">
            <text:p>37464.6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HAMPSHIRE POLICE AUTHORITY</text:p>
          </table:table-cell>
          <table:table-cell office:value-type="float" office:value="292271" table:style-name="ce5">
            <text:p>292271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HAMPSHIRE POLICE AUTHORITY</text:p>
          </table:table-cell>
          <table:table-cell office:value-type="float" office:value="14402.89" table:style-name="ce5">
            <text:p>14402.89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HAMPSHIRE POLICE AUTHORITY</text:p>
          </table:table-cell>
          <table:table-cell office:value-type="float" office:value="9296.92" table:style-name="ce5">
            <text:p>9296.92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Police Officer Overtim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HAMPSHIRE POLICE AUTHORITY</text:p>
          </table:table-cell>
          <table:table-cell office:value-type="float" office:value="78516.62" table:style-name="ce5">
            <text:p>78516.62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HAMPSHIRE POLICE AUTHORITY</text:p>
          </table:table-cell>
          <table:table-cell office:value-type="float" office:value="144404.38" table:style-name="ce5">
            <text:p>144404.38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HEADLEY TYRES LTD</text:p>
          </table:table-cell>
          <table:table-cell office:value-type="float" office:value="531.75" table:style-name="ce5">
            <text:p>531.7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HICKLEYS LTD</text:p>
          </table:table-cell>
          <table:table-cell office:value-type="float" office:value="700" table:style-name="ce5">
            <text:p>70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HIDEOUT LEATHER</text:p>
          </table:table-cell>
          <table:table-cell office:value-type="float" office:value="3010.5" table:style-name="ce5">
            <text:p>3010.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ICETRAK LTD</text:p>
          </table:table-cell>
          <table:table-cell office:value-type="float" office:value="1546.5" table:style-name="ce5">
            <text:p>1546.5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ICETRAK LTD</text:p>
          </table:table-cell>
          <table:table-cell office:value-type="float" office:value="754.8" table:style-name="ce5">
            <text:p>754.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INTOXIMETERS UK LTD</text:p>
          </table:table-cell>
          <table:table-cell office:value-type="float" office:value="520" table:style-name="ce5">
            <text:p>52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INTRAMARK LIMITED</text:p>
          </table:table-cell>
          <table:table-cell office:value-type="float" office:value="505.6" table:style-name="ce5">
            <text:p>505.6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JET PRESS SALES</text:p>
          </table:table-cell>
          <table:table-cell office:value-type="float" office:value="4347" table:style-name="ce5">
            <text:p>4347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KCOM GROUP PLC</text:p>
          </table:table-cell>
          <table:table-cell office:value-type="float" office:value="527.29" table:style-name="ce5">
            <text:p>527.29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KENT POLICE</text:p>
          </table:table-cell>
          <table:table-cell office:value-type="float" office:value="775.18" table:style-name="ce5">
            <text:p>775.18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KOREC (SURVEY SUPPLIES LIMITED)</text:p>
          </table:table-cell>
          <table:table-cell office:value-type="float" office:value="853" table:style-name="ce5">
            <text:p>853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LAERDAL MEDICAL LTD</text:p>
          </table:table-cell>
          <table:table-cell office:value-type="float" office:value="2585" table:style-name="ce5">
            <text:p>258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LAMBERT SMITH HAMPTON</text:p>
          </table:table-cell>
          <table:table-cell office:value-type="float" office:value="35844.6" table:style-name="ce5">
            <text:p>35844.6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LAMBERT SMITH HAMPTON</text:p>
          </table:table-cell>
          <table:table-cell office:value-type="float" office:value="1787.4" table:style-name="ce5">
            <text:p>1787.4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LANCASHIRE POLICE AUTHORITY</text:p>
          </table:table-cell>
          <table:table-cell office:value-type="float" office:value="1189" table:style-name="ce5">
            <text:p>1189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LOWE &amp; OLIVER LTD</text:p>
          </table:table-cell>
          <table:table-cell office:value-type="float" office:value="765" table:style-name="ce5">
            <text:p>765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LOWE &amp; OLIVER LTD</text:p>
          </table:table-cell>
          <table:table-cell office:value-type="float" office:value="1603.18" table:style-name="ce5">
            <text:p>1603.18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LOWE &amp; OLIVER LTD</text:p>
          </table:table-cell>
          <table:table-cell office:value-type="float" office:value="1196" table:style-name="ce5">
            <text:p>1196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M E L RESEARCH LTD</text:p>
          </table:table-cell>
          <table:table-cell office:value-type="float" office:value="993.5" table:style-name="ce5">
            <text:p>993.5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914.69" table:style-name="ce5">
            <text:p>914.69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62956" table:style-name="ce5">
            <text:p>62956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48660" table:style-name="ce5">
            <text:p>4866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11700" table:style-name="ce5">
            <text:p>11700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MC PRODUCTS</text:p>
          </table:table-cell>
          <table:table-cell office:value-type="float" office:value="1590" table:style-name="ce5">
            <text:p>159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MEHLER VARIO SYSTEM GMBH</text:p>
          </table:table-cell>
          <table:table-cell office:value-type="float" office:value="3587" table:style-name="ce5">
            <text:p>3587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MENTOR TRAINING LIMITED</text:p>
          </table:table-cell>
          <table:table-cell office:value-type="float" office:value="784" table:style-name="ce5">
            <text:p>784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MICROSOFT LTD</text:p>
          </table:table-cell>
          <table:table-cell office:value-type="float" office:value="22721.78" table:style-name="ce5">
            <text:p>22721.7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MICROSOFT LTD</text:p>
          </table:table-cell>
          <table:table-cell office:value-type="float" office:value="41174.769999999997" table:style-name="ce5">
            <text:p>41174.77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MILTON KEYNES COUNCIL</text:p>
          </table:table-cell>
          <table:table-cell office:value-type="float" office:value="2000" table:style-name="ce5">
            <text:p>200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MORELLI GROUP LIMITED</text:p>
          </table:table-cell>
          <table:table-cell office:value-type="float" office:value="1185" table:style-name="ce5">
            <text:p>118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27010.86" table:style-name="ce5">
            <text:p>27010.86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59920.83" table:style-name="ce5">
            <text:p>59920.83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MOTORMAN LTD</text:p>
          </table:table-cell>
          <table:table-cell office:value-type="float" office:value="1880" table:style-name="ce5">
            <text:p>1880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MOTORMAN LTD</text:p>
          </table:table-cell>
          <table:table-cell office:value-type="float" office:value="1880" table:style-name="ce5">
            <text:p>188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NEOPOST LTD</text:p>
          </table:table-cell>
          <table:table-cell office:value-type="float" office:value="3834.47" table:style-name="ce5">
            <text:p>3834.47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NISBETS ACCOUNT NUMBER 872324</text:p>
          </table:table-cell>
          <table:table-cell office:value-type="float" office:value="583.6" table:style-name="ce5">
            <text:p>583.6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NITON EQUIPMENT</text:p>
          </table:table-cell>
          <table:table-cell office:value-type="float" office:value="12109" table:style-name="ce5">
            <text:p>12109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NORFOLK CONSTABULARY</text:p>
          </table:table-cell>
          <table:table-cell office:value-type="float" office:value="1834.02" table:style-name="ce5">
            <text:p>1834.02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NORFOLK CONSTABULARY</text:p>
          </table:table-cell>
          <table:table-cell office:value-type="float" office:value="1705.04" table:style-name="ce5">
            <text:p>1705.04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NUTWELL LOGISTICS LTD</text:p>
          </table:table-cell>
          <table:table-cell office:value-type="float" office:value="1050" table:style-name="ce5">
            <text:p>1050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ORCHID CELLMARK LTD</text:p>
          </table:table-cell>
          <table:table-cell office:value-type="float" office:value="18854.75" table:style-name="ce5">
            <text:p>18854.7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ORCHID CELLMARK LTD</text:p>
          </table:table-cell>
          <table:table-cell office:value-type="float" office:value="157273.70000000001" table:style-name="ce5">
            <text:p>157273.7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ORCHID CELLMARK LTD</text:p>
          </table:table-cell>
          <table:table-cell office:value-type="float" office:value="19609.330000000002" table:style-name="ce5">
            <text:p>19609.33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ORCHID CELLMARK LTD</text:p>
          </table:table-cell>
          <table:table-cell office:value-type="float" office:value="64201.51" table:style-name="ce5">
            <text:p>64201.51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OSMOND GROUP LTD</text:p>
          </table:table-cell>
          <table:table-cell office:value-type="float" office:value="705.6" table:style-name="ce5">
            <text:p>705.6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OSMOND GROUP LTD</text:p>
          </table:table-cell>
          <table:table-cell office:value-type="float" office:value="648.79999999999995" table:style-name="ce5">
            <text:p>648.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OSMOND GROUP LTD</text:p>
          </table:table-cell>
          <table:table-cell office:value-type="float" office:value="675" table:style-name="ce5">
            <text:p>67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OXFORDSHIRE COUNTY COUNCIL</text:p>
          </table:table-cell>
          <table:table-cell office:value-type="float" office:value="221409" table:style-name="ce5">
            <text:p>221409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PALOMA SYSTEMS LTD</text:p>
          </table:table-cell>
          <table:table-cell office:value-type="float" office:value="25580" table:style-name="ce5">
            <text:p>25580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PETER JONES (ILG) LTD</text:p>
          </table:table-cell>
          <table:table-cell office:value-type="float" office:value="4560" table:style-name="ce5">
            <text:p>4560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PICK EVERARD</text:p>
          </table:table-cell>
          <table:table-cell office:value-type="float" office:value="940" table:style-name="ce5">
            <text:p>940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PMC POLYTHENE LTD</text:p>
          </table:table-cell>
          <table:table-cell office:value-type="float" office:value="1006.8" table:style-name="ce5">
            <text:p>1006.8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PMD MAGNETICS</text:p>
          </table:table-cell>
          <table:table-cell office:value-type="float" office:value="705" table:style-name="ce5">
            <text:p>70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PMD MAGNETICS</text:p>
          </table:table-cell>
          <table:table-cell office:value-type="float" office:value="1830" table:style-name="ce5">
            <text:p>183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POLICE RESOURCES INTERNATIONAL LTD</text:p>
          </table:table-cell>
          <table:table-cell office:value-type="float" office:value="1546.98" table:style-name="ce5">
            <text:p>1546.9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PORTAKABIN LTD</text:p>
          </table:table-cell>
          <table:table-cell office:value-type="float" office:value="1356.32" table:style-name="ce5">
            <text:p>1356.32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PRAYBOURNE LTD</text:p>
          </table:table-cell>
          <table:table-cell office:value-type="float" office:value="1245" table:style-name="ce5">
            <text:p>124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PVL UK LTD</text:p>
          </table:table-cell>
          <table:table-cell office:value-type="float" office:value="1360" table:style-name="ce5">
            <text:p>136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QMP MANAGEMENT &amp; DESIGN</text:p>
          </table:table-cell>
          <table:table-cell office:value-type="float" office:value="1560" table:style-name="ce5">
            <text:p>1560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READING BOROUGH COUNCIL</text:p>
          </table:table-cell>
          <table:table-cell office:value-type="float" office:value="284428.40000000002" table:style-name="ce5">
            <text:p>284428.4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REED</text:p>
          </table:table-cell>
          <table:table-cell office:value-type="float" office:value="187074.08" table:style-name="ce5">
            <text:p>187074.0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REED</text:p>
          </table:table-cell>
          <table:table-cell office:value-type="float" office:value="83200.179999999993" table:style-name="ce5">
            <text:p>83200.18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RESTORE PLC</text:p>
          </table:table-cell>
          <table:table-cell office:value-type="float" office:value="1470.8" table:style-name="ce5">
            <text:p>1470.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2785" table:style-name="ce5">
            <text:p>2785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RIDGWAY ENGINEERING LTD</text:p>
          </table:table-cell>
          <table:table-cell office:value-type="float" office:value="3346.5" table:style-name="ce5">
            <text:p>3346.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8658" table:style-name="ce5">
            <text:p>8658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4290" table:style-name="ce5">
            <text:p>429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8502" table:style-name="ce5">
            <text:p>8502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4251" table:style-name="ce5">
            <text:p>4251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ROSSDALE &amp; PARTNERS</text:p>
          </table:table-cell>
          <table:table-cell office:value-type="float" office:value="1131.57" table:style-name="ce5">
            <text:p>1131.57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ROYAL MAIL</text:p>
          </table:table-cell>
          <table:table-cell office:value-type="float" office:value="2079.7800000000002" table:style-name="ce5">
            <text:p>2079.78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ROYAL MAIL</text:p>
          </table:table-cell>
          <table:table-cell office:value-type="float" office:value="2120.48" table:style-name="ce5">
            <text:p>2120.4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ROYAL MAIL</text:p>
          </table:table-cell>
          <table:table-cell office:value-type="float" office:value="2057.52" table:style-name="ce5">
            <text:p>2057.52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ROYAL MAIL</text:p>
          </table:table-cell>
          <table:table-cell office:value-type="float" office:value="3062.55" table:style-name="ce5">
            <text:p>3062.5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RSG ENGINEERING LTD</text:p>
          </table:table-cell>
          <table:table-cell office:value-type="float" office:value="54250" table:style-name="ce5">
            <text:p>54250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RSG ENGINEERING LTD</text:p>
          </table:table-cell>
          <table:table-cell office:value-type="float" office:value="514.28" table:style-name="ce5">
            <text:p>514.28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S P SERVICES</text:p>
          </table:table-cell>
          <table:table-cell office:value-type="float" office:value="1025" table:style-name="ce5">
            <text:p>102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S YAFFY LTD</text:p>
          </table:table-cell>
          <table:table-cell office:value-type="float" office:value="7100" table:style-name="ce5">
            <text:p>710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S YAFFY LTD</text:p>
          </table:table-cell>
          <table:table-cell office:value-type="float" office:value="987.5" table:style-name="ce5">
            <text:p>987.5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S YAFFY LTD</text:p>
          </table:table-cell>
          <table:table-cell office:value-type="float" office:value="1125" table:style-name="ce5">
            <text:p>112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SAFETY KLEEN UK LTD</text:p>
          </table:table-cell>
          <table:table-cell office:value-type="float" office:value="628.61" table:style-name="ce5">
            <text:p>628.61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SCOTTISH POWER</text:p>
          </table:table-cell>
          <table:table-cell office:value-type="float" office:value="2467.5500000000002" table:style-name="ce5">
            <text:p>2467.55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SEPURA LIMITED</text:p>
          </table:table-cell>
          <table:table-cell office:value-type="float" office:value="4155" table:style-name="ce5">
            <text:p>4155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SEPURA LIMITED</text:p>
          </table:table-cell>
          <table:table-cell office:value-type="float" office:value="1350" table:style-name="ce5">
            <text:p>135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SKILLS FOR JUSTICE</text:p>
          </table:table-cell>
          <table:table-cell office:value-type="float" office:value="1615" table:style-name="ce5">
            <text:p>161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SMS ENVIRONMENTAL LTD</text:p>
          </table:table-cell>
          <table:table-cell office:value-type="float" office:value="3300" table:style-name="ce5">
            <text:p>330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SMS ENVIRONMENTAL LTD</text:p>
          </table:table-cell>
          <table:table-cell office:value-type="float" office:value="2654.64" table:style-name="ce5">
            <text:p>2654.64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SONIC COMMUNICATIONS (INT) LTD</text:p>
          </table:table-cell>
          <table:table-cell office:value-type="float" office:value="4465" table:style-name="ce5">
            <text:p>4465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SOUTH WALES POLICE AUTHORITY</text:p>
          </table:table-cell>
          <table:table-cell office:value-type="float" office:value="6527.73" table:style-name="ce5">
            <text:p>6527.73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SPECIALIST CARS STEVENAGE</text:p>
          </table:table-cell>
          <table:table-cell office:value-type="float" office:value="4239.5" table:style-name="ce5">
            <text:p>4239.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SPECIALIST CARS STEVENAGE</text:p>
          </table:table-cell>
          <table:table-cell office:value-type="float" office:value="3500.12" table:style-name="ce5">
            <text:p>3500.12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SPECIALIST CARS STEVENAGE</text:p>
          </table:table-cell>
          <table:table-cell office:value-type="float" office:value="2592.3200000000002" table:style-name="ce5">
            <text:p>2592.32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SPECIALIST CARS STEVENAGE</text:p>
          </table:table-cell>
          <table:table-cell office:value-type="float" office:value="2428.56" table:style-name="ce5">
            <text:p>2428.56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115941.06" table:style-name="ce5">
            <text:p>115941.06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551153.14" table:style-name="ce5">
            <text:p>551153.14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SPECIALIST HYGIENE SERVICES LTD</text:p>
          </table:table-cell>
          <table:table-cell office:value-type="float" office:value="1425.6" table:style-name="ce5">
            <text:p>1425.6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ST THOMAS CROSS GARAGE LTD</text:p>
          </table:table-cell>
          <table:table-cell office:value-type="float" office:value="4863.18" table:style-name="ce5">
            <text:p>4863.1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ST THOMAS CROSS GARAGE LTD</text:p>
          </table:table-cell>
          <table:table-cell office:value-type="float" office:value="2208.3000000000002" table:style-name="ce5">
            <text:p>2208.3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ST THOMAS CROSS GARAGE LTD</text:p>
          </table:table-cell>
          <table:table-cell office:value-type="float" office:value="3595.94" table:style-name="ce5">
            <text:p>3595.94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ST THOMAS CROSS GARAGE LTD</text:p>
          </table:table-cell>
          <table:table-cell office:value-type="float" office:value="707.39" table:style-name="ce5">
            <text:p>707.39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SUFFOLK POLICE AUTHORITY</text:p>
          </table:table-cell>
          <table:table-cell office:value-type="float" office:value="1169.6500000000001" table:style-name="ce5">
            <text:p>1169.6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SURREY POLICE AUTHORITY</text:p>
          </table:table-cell>
          <table:table-cell office:value-type="float" office:value="73200" table:style-name="ce5">
            <text:p>7320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SURREY POLICE AUTHORITY</text:p>
          </table:table-cell>
          <table:table-cell office:value-type="float" office:value="50392.44" table:style-name="ce5">
            <text:p>50392.44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SURREY POLICE AUTHORITY</text:p>
          </table:table-cell>
          <table:table-cell office:value-type="float" office:value="6759" table:style-name="ce5">
            <text:p>6759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SUSSEX POLICE AUTHORITY</text:p>
          </table:table-cell>
          <table:table-cell office:value-type="float" office:value="231183.2" table:style-name="ce5">
            <text:p>231183.2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SUSSEX POLICE AUTHORITY</text:p>
          </table:table-cell>
          <table:table-cell office:value-type="float" office:value="1048236" table:style-name="ce5">
            <text:p>1048236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SUSSEX POLICE AUTHORITY</text:p>
          </table:table-cell>
          <table:table-cell office:value-type="float" office:value="26746.63" table:style-name="ce5">
            <text:p>26746.63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SUSSEX POLICE AUTHORITY</text:p>
          </table:table-cell>
          <table:table-cell office:value-type="float" office:value="5902.49" table:style-name="ce5">
            <text:p>5902.49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SUSSEX POLICE AUTHORITY</text:p>
          </table:table-cell>
          <table:table-cell office:value-type="float" office:value="16752" table:style-name="ce5">
            <text:p>16752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T R BULLWORTHY LTD</text:p>
          </table:table-cell>
          <table:table-cell office:value-type="float" office:value="570.88" table:style-name="ce5">
            <text:p>570.8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TACTICAL KIT LTD</text:p>
          </table:table-cell>
          <table:table-cell office:value-type="float" office:value="866.58" table:style-name="ce5">
            <text:p>866.58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1025.75" table:style-name="ce5">
            <text:p>1025.75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THE VETERINARY CENTRE</text:p>
          </table:table-cell>
          <table:table-cell office:value-type="float" office:value="1113.57" table:style-name="ce5">
            <text:p>1113.57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THRIFTY - FLIGHTFORM LTD</text:p>
          </table:table-cell>
          <table:table-cell office:value-type="float" office:value="4015.58" table:style-name="ce5">
            <text:p>4015.5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THRIFTY - FLIGHTFORM LTD</text:p>
          </table:table-cell>
          <table:table-cell office:value-type="float" office:value="4917.7" table:style-name="ce5">
            <text:p>4917.7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TOYE KENNING &amp; SPENCER LTD</text:p>
          </table:table-cell>
          <table:table-cell office:value-type="float" office:value="800" table:style-name="ce5">
            <text:p>80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TRAFFIC COLLISION RECONSTRUCTION</text:p>
          </table:table-cell>
          <table:table-cell office:value-type="float" office:value="873.9" table:style-name="ce5">
            <text:p>873.9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TRY &amp; LILLY</text:p>
          </table:table-cell>
          <table:table-cell office:value-type="float" office:value="672" table:style-name="ce5">
            <text:p>672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TRY &amp; LILLY</text:p>
          </table:table-cell>
          <table:table-cell office:value-type="float" office:value="2688" table:style-name="ce5">
            <text:p>2688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TURNKEY INSTRUMENTS LTD</text:p>
          </table:table-cell>
          <table:table-cell office:value-type="float" office:value="875" table:style-name="ce5">
            <text:p>875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UKAS</text:p>
          </table:table-cell>
          <table:table-cell office:value-type="float" office:value="3446.25" table:style-name="ce5">
            <text:p>3446.2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UKAS</text:p>
          </table:table-cell>
          <table:table-cell office:value-type="float" office:value="1378.5" table:style-name="ce5">
            <text:p>1378.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VIKING ARMS LTD</text:p>
          </table:table-cell>
          <table:table-cell office:value-type="float" office:value="4405" table:style-name="ce5">
            <text:p>440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VODAFONE LIMITED</text:p>
          </table:table-cell>
          <table:table-cell office:value-type="float" office:value="35749.760000000002" table:style-name="ce5">
            <text:p>35749.76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VODAFONE LIMITED</text:p>
          </table:table-cell>
          <table:table-cell office:value-type="float" office:value="17127.349999999999" table:style-name="ce5">
            <text:p>17127.35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VODAFONE LIMITED</text:p>
          </table:table-cell>
          <table:table-cell office:value-type="float" office:value="6656.8" table:style-name="ce5">
            <text:p>6656.8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VODAFONE LIMITED</text:p>
          </table:table-cell>
          <table:table-cell office:value-type="float" office:value="6630" table:style-name="ce5">
            <text:p>6630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WA PRODUCTS</text:p>
          </table:table-cell>
          <table:table-cell office:value-type="float" office:value="2584.1999999999998" table:style-name="ce5">
            <text:p>2584.2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WA PRODUCTS (UK) LTD</text:p>
          </table:table-cell>
          <table:table-cell office:value-type="float" office:value="14976" table:style-name="ce5">
            <text:p>14976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WA PRODUCTS (UK) LTD</text:p>
          </table:table-cell>
          <table:table-cell office:value-type="float" office:value="11865.6" table:style-name="ce5">
            <text:p>11865.6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WA PRODUCTS (UK) LTD</text:p>
          </table:table-cell>
          <table:table-cell office:value-type="float" office:value="14924" table:style-name="ce5">
            <text:p>14924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WAREHOUSE EXPRESS LTD</text:p>
          </table:table-cell>
          <table:table-cell office:value-type="float" office:value="710.5" table:style-name="ce5">
            <text:p>710.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WAREHOUSE EXPRESS LTD</text:p>
          </table:table-cell>
          <table:table-cell office:value-type="float" office:value="710.5" table:style-name="ce5">
            <text:p>710.5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WAREHOUSE EXPRESS LTD</text:p>
          </table:table-cell>
          <table:table-cell office:value-type="float" office:value="706.34" table:style-name="ce5">
            <text:p>706.34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WERNICK HIRE LIMITED</text:p>
          </table:table-cell>
          <table:table-cell office:value-type="float" office:value="4374.42" table:style-name="ce5">
            <text:p>4374.42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WEST MIDLANDS POLICE AUTHORITY</text:p>
          </table:table-cell>
          <table:table-cell office:value-type="float" office:value="7200" table:style-name="ce5">
            <text:p>7200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/05/2020</text:p>
          </table:table-cell>
          <table:table-cell office:value-type="string" table:style-name="ce4">
            <text:p>WEST MIDLANDS POLICE AUTHORITY</text:p>
          </table:table-cell>
          <table:table-cell office:value-type="float" office:value="8997.2800000000007" table:style-name="ce5">
            <text:p>8997.28</text:p>
          </table:table-cell>
          <table:table-cell office:value-type="float" office:value="3474" table:style-name="ce5">
            <text:p>347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WEST MIDLANDS POLICE AUTHORITY</text:p>
          </table:table-cell>
          <table:table-cell office:value-type="float" office:value="2100" table:style-name="ce5">
            <text:p>2100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WOLSELEY CENTERS LTD</text:p>
          </table:table-cell>
          <table:table-cell office:value-type="float" office:value="2678.36" table:style-name="ce5">
            <text:p>2678.36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3T00:00:00" table:style-name="ce3">
            <text:p>13/05/2020</text:p>
          </table:table-cell>
          <table:table-cell office:value-type="string" table:style-name="ce4">
            <text:p>WOODWAY ENGINEERING LTD</text:p>
          </table:table-cell>
          <table:table-cell office:value-type="float" office:value="2486.62" table:style-name="ce5">
            <text:p>2486.62</text:p>
          </table:table-cell>
          <table:table-cell office:value-type="float" office:value="3471" table:style-name="ce5">
            <text:p>3471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05T00:00:00" table:style-name="ce3">
            <text:p>05/05/2020</text:p>
          </table:table-cell>
          <table:table-cell office:value-type="string" table:style-name="ce4">
            <text:p>WURTH UK LTD</text:p>
          </table:table-cell>
          <table:table-cell office:value-type="float" office:value="651.65" table:style-name="ce5">
            <text:p>651.65</text:p>
          </table:table-cell>
          <table:table-cell office:value-type="float" office:value="3470" table:style-name="ce5">
            <text:p>347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2">
          <table:table-cell office:value-type="date" office:date-value="2020-05-19T00:00:00" table:style-name="ce3">
            <text:p>19/05/2020</text:p>
          </table:table-cell>
          <table:table-cell office:value-type="string" table:style-name="ce4">
            <text:p>ZEST BUSINESS COACHING LLP</text:p>
          </table:table-cell>
          <table:table-cell office:value-type="float" office:value="1200" table:style-name="ce5">
            <text:p>1200</text:p>
          </table:table-cell>
          <table:table-cell office:value-type="float" office:value="3472" table:style-name="ce5">
            <text:p>3472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number-rows-repeated="10483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rd Victoria</meta:initial-creator>
    <dc:creator>Roberts, Charlotte (C7904)</dc:creator>
    <meta:creation-date>2020-06-18T12:54:41Z</meta:creation-date>
    <dc:date>2020-09-16T10:47:40Z</dc:date>
    <meta:print-date>2020-09-16T10:47:14Z</meta:print-date>
  </office:meta>
</office:document-meta>
</file>